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1384" calcext:value-type="float">
            <text:p>113.1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456" calcext:value-type="float">
            <text:p>112.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4296" calcext:value-type="float">
            <text:p>111.3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0816" calcext:value-type="float">
            <text:p>110.1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0736" calcext:value-type="float">
            <text:p>109.5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2304" calcext:value-type="float">
            <text:p>109.1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828" calcext:value-type="float">
            <text:p>108.1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396" calcext:value-type="float">
            <text:p>107.8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1328" calcext:value-type="float">
            <text:p>108.1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8768" calcext:value-type="float">
            <text:p>106.7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2048" calcext:value-type="float">
            <text:p>106.3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724" calcext:value-type="float">
            <text:p>103.6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1344" calcext:value-type="float">
            <text:p>101.4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9048" calcext:value-type="float">
            <text:p>101.3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2304" calcext:value-type="float">
            <text:p>101.4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8424" calcext:value-type="float">
            <text:p>100.9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